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D/album</text:p>
          </table:table-cell>
          <table:table-cell table:style-name="ce3" office:value-type="string" calcext:value-type="string">
            <text:p>Relase dat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NB pages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CYB_BUBBLEGOM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Grey-scal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B_COSMOZONE</text:p>
          </table:table-cell>
          <table:table-cell table:style-name="ce4" office:value-type="float" office:value="2008" calcext:value-type="float">
            <text:p>2008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Colou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B_MAGICIENLOOSE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Colou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B_MOUETTEMAN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Colour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B_PSYCOCHON</text:p>
          </table:table-cell>
          <table:table-cell table:style-name="ce4" office:value-type="float" office:value="2010" calcext:value-type="float">
            <text:p>2010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Colou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B_SUPERCOMPTOIR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Colou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B_TRAFFIC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B&amp;W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X_CHILLINTALES</text:p>
          </table:table-cell>
          <table:table-cell table:style-name="ce4" office:value-type="float" office:value="1953" calcext:value-type="float">
            <text:p>1953</text:p>
          </table:table-cell>
          <table:table-cell office:value-type="string" calcext:value-type="string">
            <text:p>American comics</text:p>
          </table:table-cell>
          <table:table-cell office:value-type="string" calcext:value-type="string">
            <text:p>Colour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D_PHILEMON</text:p>
          </table:table-cell>
          <table:table-cell table:style-name="ce4" office:value-type="float" office:value="2004" calcext:value-type="float">
            <text:p>2004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OUE_KYOUMEN</text:p>
          </table:table-cell>
          <table:table-cell table:style-name="ce4" office:value-type="float" office:value="2008" calcext:value-type="float">
            <text:p>2008</text:p>
          </table:table-cell>
          <table:table-cell office:value-type="string" calcext:value-type="string">
            <text:p>Japanese manga</text:p>
          </table:table-cell>
          <table:table-cell office:value-type="string" calcext:value-type="string">
            <text:p>B&amp;W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OLIVET_BOSTONPOLICEAFFAIREPRADI</text:p>
          </table:table-cell>
          <table:table-cell table:style-name="ce4" office:value-type="float" office:value="2010" calcext:value-type="float">
            <text:p>2010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OLIVET_BOSTONPOLICEAFFAIREPRADI</text:p>
          </table:table-cell>
          <table:table-cell table:style-name="ce4" office:value-type="float" office:value="2010" calcext:value-type="float">
            <text:p>2010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B&amp;W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MISSEB_ETPISTAF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B&amp;W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MISSEB_LESNOEILS1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UBBIN_LESBULLESDULABO</text:p>
          </table:table-cell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Colou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CCALL_ROBINHOOD</text:p>
          </table:table-cell>
          <table:table-cell table:style-name="ce4" office:value-type="float" office:value="1946" calcext:value-type="float">
            <text:p>1946</text:p>
          </table:table-cell>
          <table:table-cell office:value-type="string" calcext:value-type="string">
            <text:p>American comics</text:p>
          </table:table-cell>
          <table:table-cell office:value-type="string" calcext:value-type="string">
            <text:p>Colour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CCAY_LITTLENEMO</text:p>
          </table:table-cell>
          <table:table-cell table:style-name="ce4" office:value-type="float" office:value="1905" calcext:value-type="float">
            <text:p>1905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B&amp;W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CCAY_LITTLENEMO</text:p>
          </table:table-cell>
          <table:table-cell table:style-name="ce4" office:value-type="float" office:value="1905" calcext:value-type="float">
            <text:p>1905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DAM_GAMEOVER</text:p>
          </table:table-cell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DAM_KIDPADDLE</text:p>
          </table:table-cell>
          <table:table-cell table:style-name="ce4" office:value-type="float" office:value="2001" calcext:value-type="float">
            <text:p>2001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TAIGNE_TUMOURRASMOINSBETE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French webcomics</text:p>
          </table:table-cell>
          <table:table-cell office:value-type="string" calcext:value-type="string">
            <text:p>Colou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IKE_BOYLOVEGIRLS</text:p>
          </table:table-cell>
          <table:table-cell table:style-name="ce4" office:value-type="float" office:value="1953" calcext:value-type="float">
            <text:p>1953</text:p>
          </table:table-cell>
          <table:table-cell office:value-type="string" calcext:value-type="string">
            <text:p>American comics</text:p>
          </table:table-cell>
          <table:table-cell office:value-type="string" calcext:value-type="string">
            <text:p>Colou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UDIER_LESTERRESCREUSEES</text:p>
          </table:table-cell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INTOGAN_PROSPER_ET_LE_MONSTRE_MARIN</text:p>
          </table:table-cell>
          <table:table-cell table:style-name="ce4" office:value-type="float" office:value="1934" calcext:value-type="float">
            <text:p>1934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INTOGAN_ZIGPUCE_ET_ALFRED</text:p>
          </table:table-cell>
          <table:table-cell table:style-name="ce4" office:value-type="float" office:value="1952" calcext:value-type="float">
            <text:p>1952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INTOGAN_ZIGPUCE_MILLIONAIRES</text:p>
          </table:table-cell>
          <table:table-cell table:style-name="ce4" office:value-type="float" office:value="1928" calcext:value-type="float">
            <text:p>1928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ONDHEIM_LES_TROIS_CHEMINS</text:p>
          </table:table-cell>
          <table:table-cell table:style-name="ce4" office:value-type="float" office:value="2000" calcext:value-type="float">
            <text:p>2000</text:p>
          </table:table-cell>
          <table:table-cell office:value-type="string" calcext:value-type="string">
            <text:p>French comics</text:p>
          </table:table-cell>
          <table:table-cell office:value-type="string" calcext:value-type="string">
            <text:p>Colou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RE_ACME</text:p>
          </table:table-cell>
          <table:table-cell table:style-name="ce4" office:value-type="float" office:value="2005" calcext:value-type="float">
            <text:p>2005</text:p>
          </table:table-cell>
          <table:table-cell office:value-type="string" calcext:value-type="string">
            <text:p>American comics</text:p>
          </table:table-cell>
          <table:table-cell office:value-type="string" calcext:value-type="string">
            <text:p>Colou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29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Rigaud</meta:initial-creator>
    <meta:creation-date>2014-09-11T14:31:20.314322887</meta:creation-date>
    <dc:date>2014-09-11T14:54:17.238911362</dc:date>
    <dc:creator>Christophe Rigaud</dc:creator>
    <meta:editing-duration>PT6M55S</meta:editing-duration>
    <meta:editing-cycles>3</meta:editing-cycles>
    <meta:generator>LibreOffice/4.2.5.2$Linux_X86_64 LibreOffice_project/61cb170a04bb1f12e77c884eab9192be736ec5f5</meta:generator>
    <meta:document-statistic meta:table-count="1" meta:cell-count="146" meta:object-count="0"/>
  </office:meta>
</office:document-meta>
</file>